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 style:data-style-name="N70">
      <style:table-cell-properties fo:background-color="#81d41a"/>
    </style:style>
    <style:style style:name="ce26" style:family="table-cell" style:parent-style-name="Default">
      <style:table-cell-properties fo:background-color="transparent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70"/>
    <style:style style:name="ce28" style:family="table-cell" style:parent-style-name="Default" style:data-style-name="N70">
      <style:text-properties fo:color="#999999"/>
    </style:style>
    <style:style style:name="ce2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3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1149.915625" calcext:value-type="float">
            <text:p>21149.915625</text:p>
          </table:table-cell>
          <table:table-cell table:formula="of:=[.H2]/24/365" office:value-type="float" office:value="2.41437392979452" calcext:value-type="float">
            <text:p>2.41437392979452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Paleognathae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Mirandornith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ccipitr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nser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31" calcext:value-type="float">
            <text:p>33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po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Bucerot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aprimulg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icon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8"/>
          <table:table-cell table:style-name="ce21" office:value-type="string" calcext:value-type="string">
            <text:p>s</text:p>
          </table:table-cell>
          <table:table-cell table:style-name="ce21" table:number-columns-repeated="1009"/>
        </table:table-row>
        <table:table-row table:style-name="ro1">
          <table:table-cell table:style-name="ce21" office:value-type="float" office:value="266" calcext:value-type="float">
            <text:p>2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lumb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rac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ucul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Falcon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65" calcext:value-type="float">
            <text:p>26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Gall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Musophag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Oti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elecan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odiciped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rocellari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41" calcext:value-type="float">
            <text:p>3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sittac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terocl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phenisc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trig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uliformes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inam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rogon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Buceroti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Charadri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Grui <text:s text:c="7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Ralli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Scolopac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fam_lvl_fam_Menuroidea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0.88889" calcext:value-type="float">
            <text:p>50.88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9.99389" calcext:value-type="float">
            <text:p>39.99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7.25667" calcext:value-type="float">
            <text:p>57.25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2.92556" calcext:value-type="float">
            <text:p>52.9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7.18944" calcext:value-type="float">
            <text:p>47.18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9.62278" calcext:value-type="float">
            <text:p>49.62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9.8975" calcext:value-type="float">
            <text:p>39.89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4.17833" calcext:value-type="float">
            <text:p>54.178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62.19722" calcext:value-type="float">
            <text:p>62.19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5.69444" calcext:value-type="float">
            <text:p>55.69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3.1175" calcext:value-type="float">
            <text:p>53.1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3.83056" calcext:value-type="float">
            <text:p>53.8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1.9325" calcext:value-type="float">
            <text:p>51.93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5.25278" calcext:value-type="float">
            <text:p>45.25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" calcext:value-type="float">
            <text:p>4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4.53639" calcext:value-type="float">
            <text:p>44.536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30389" calcext:value-type="float">
            <text:p>41.3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93361" calcext:value-type="float">
            <text:p>41.93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9.05028" calcext:value-type="float">
            <text:p>49.05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5528" calcext:value-type="float">
            <text:p>41.75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7.15694" calcext:value-type="float">
            <text:p>47.15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9" calcext:value-type="float">
            <text:p>41.6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7806" calcext:value-type="float">
            <text:p>41.77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8.5525" calcext:value-type="float">
            <text:p>48.5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2.06056" calcext:value-type="float">
            <text:p>52.06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4.83694" calcext:value-type="float">
            <text:p>44.83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9611" calcext:value-type="float">
            <text:p>41.69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05944" calcext:value-type="float">
            <text:p>41.0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46444" calcext:value-type="float">
            <text:p>41.46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3972" calcext:value-type="float">
            <text:p>41.63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6.4725" calcext:value-type="float">
            <text:p>46.47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19111" calcext:value-type="float">
            <text:p>41.19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3944" calcext:value-type="float">
            <text:p>41.73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2083" calcext:value-type="float">
            <text:p>41.7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34333" calcext:value-type="float">
            <text:p>41.34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2333" calcext:value-type="float">
            <text:p>41.72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0417" calcext:value-type="float">
            <text:p>37.7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6583" calcext:value-type="float">
            <text:p>41.66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2806" calcext:value-type="float">
            <text:p>37.72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66361" calcext:value-type="float">
            <text:p>37.66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7306" calcext:value-type="float">
            <text:p>37.77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2556" calcext:value-type="float">
            <text:p>37.8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0389" calcext:value-type="float">
            <text:p>37.7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0417" calcext:value-type="float">
            <text:p>37.8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6675" calcext:value-type="float">
            <text:p>37.66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9556" calcext:value-type="float">
            <text:p>37.79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5.22083" calcext:value-type="float">
            <text:p>55.2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/>
          <table:table-cell table:style-name="ce1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/>
          <table:table-cell table:style-name="ce1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/>
          <table:table-cell table:style-name="ce1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/>
          <table:table-cell office:value-type="string" calcext:value-type="string">
            <text:p>23/06/2022 – 11:40</text:p>
          </table:table-cell>
          <table:table-cell table:style-name="ce26"/>
          <table:table-cell table:style-name="ce30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6:15:37.3230427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3.2$Linux_X86_64 LibreOffice_project/30$Build-2</meta:generator>
    <dc:date>2022-06-28T16:53:40.857760165</dc:date>
    <meta:editing-duration>P5DT19H45M17S</meta:editing-duration>
    <meta:editing-cycles>258</meta:editing-cycles>
    <meta:document-statistic meta:table-count="1" meta:cell-count="6912" meta:object-count="0"/>
  </office:meta>
</office:document-meta>
</file>